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 fo:background-color="#F4F4F4"/>
    </style:style>
    <style:style style:name="T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T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E03E2D" fo:font-size="10pt" style:font-size-asian="10pt" style:font-size-complex="10pt" style:language-asian="es" style:country-asian="ES"/>
    </style:style>
    <style:style style:name="T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P6" style:parent-style-name="Normal" style:family="paragraph">
      <style:paragraph-properties fo:line-height="100%" fo:background-color="#F4F4F4"/>
    </style:style>
    <style:style style:name="T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9" style:parent-style-name="Normal" style:list-style-name="LFO1" style:family="paragraph">
      <style:paragraph-properties fo:margin-bottom="0in" fo:line-height="100%" fo:background-color="#F4F4F4"/>
    </style:style>
    <style:style style:name="T1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1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3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P14" style:parent-style-name="Normal" style:list-style-name="LFO1" style:family="paragraph">
      <style:paragraph-properties fo:margin-bottom="0in" fo:line-height="100%" fo:background-color="#F4F4F4"/>
    </style:style>
    <style:style style:name="T1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6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1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1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21" style:parent-style-name="Normal" style:list-style-name="LFO1" style:family="paragraph">
      <style:paragraph-properties fo:margin-bottom="0in" fo:line-height="100%" fo:background-color="#F4F4F4"/>
    </style:style>
    <style:style style:name="T2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3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2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29" style:parent-style-name="Normal" style:list-style-name="LFO1" style:family="paragraph">
      <style:paragraph-properties fo:margin-bottom="0in" fo:line-height="100%" fo:background-color="#F4F4F4"/>
    </style:style>
    <style:style style:name="T3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3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3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37" style:parent-style-name="Normal" style:family="paragraph">
      <style:paragraph-properties fo:line-height="100%" fo:background-color="#F4F4F4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P38" style:parent-style-name="Normal" style:family="paragraph">
      <style:paragraph-properties fo:line-height="100%" fo:background-color="#F4F4F4"/>
    </style:style>
    <style:style style:name="T3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P40" style:parent-style-name="Normal" style:family="paragraph">
      <style:paragraph-properties fo:line-height="100%" fo:background-color="#F4F4F4"/>
    </style:style>
    <style:style style:name="T4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es" style:country-asian="ES"/>
    </style:style>
    <style:style style:name="P42" style:parent-style-name="Normal" style:list-style-name="LFO3" style:family="paragraph">
      <style:paragraph-properties fo:margin-bottom="0in" fo:line-height="100%" fo:background-color="#F4F4F4"/>
    </style:style>
    <style:style style:name="T4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4" style:parent-style-name="Normal" style:list-style-name="LFO3" style:family="paragraph">
      <style:paragraph-properties fo:margin-bottom="0in" fo:line-height="100%" fo:background-color="#F4F4F4"/>
    </style:style>
    <style:style style:name="T4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48" style:parent-style-name="Normal" style:list-style-name="LFO3" style:family="paragraph">
      <style:paragraph-properties fo:margin-bottom="0in" fo:line-height="100%" fo:background-color="#F4F4F4"/>
    </style:style>
    <style:style style:name="T4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P51" style:parent-style-name="Normal" style:list-style-name="LFO3" style:family="paragraph">
      <style:paragraph-properties fo:margin-bottom="0in" fo:line-height="100%" fo:background-color="#F4F4F4"/>
    </style:style>
    <style:style style:name="T5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es" style:country-asian="ES"/>
    </style:style>
    <style:style style:name="T5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  <style:style style:name="P56" style:parent-style-name="Párrafodelista" style:list-style-name="LFO3" style:family="paragraph">
      <style:paragraph-properties fo:margin-bottom="0in" fo:line-height="100%" fo:background-color="#F4F4F4"/>
      <style:text-properties style:font-name="Arial" style:font-name-asian="Times New Roman" style:font-name-complex="Arial" fo:color="#000000" fo:font-size="10pt" style:font-size-asian="10pt" style:font-size-complex="10pt" style:language-asian="es" style:country-asian="ES"/>
    </style:style>
  </office:automatic-styles>
  <office:body>
    <office:text text:use-soft-page-breaks="true">
      <text:p text:style-name="P1"><text:span text:style-name="T2">Fecha límite de envío:</text:span><text:span text:style-name="T3"> </text:span><text:span text:style-name="T4">2 de noviembre</text:span><text:span text:style-name="T5"> a las 23:59 horas</text:span></text:p>
      <text:p text:style-name="P6"><text:span text:style-name="T7">Estructura general del proyecto</text:span><text:span text:style-name="T8"><text:line-break/></text:span></text:p>
      <text:list text:style-name="LFO1" text:continue-numbering="true">
        <text:list-item>
          <text:p text:style-name="P9"><text:span text:style-name="T10">El proyecto debe contener dos carpetas: </text:span><text:span text:style-name="T11">src </text:span><text:span text:style-name="T12">y </text:span><text:span text:style-name="T13">data.</text:span></text:p>
        </text:list-item>
        <text:list-item>
          <text:p text:style-name="P14"><text:span text:style-name="T15">La carpeta </text:span><text:span text:style-name="T16">data </text:span><text:span text:style-name="T17">debe incluir el fichero </text:span><text:span text:style-name="T18">CSV </text:span><text:span text:style-name="T19">del dataset<text:s/></text:span><text:span text:style-name="T20">que ha correspondido a cada alumno</text:span></text:p>
        </text:list-item>
        <text:list-item>
          <text:p text:style-name="P21"><text:span text:style-name="T22">La carpeta </text:span><text:span text:style-name="T23">src </text:span><text:span text:style-name="T24">debe incluir el código fuente, organizado en módulos. Habrá al menos un módulo </text:span><text:span text:style-name="T25">modulo1.py</text:span><text:span text:style-name="T26"> con las funciones principales y otro módulo </text:span><text:span text:style-name="T27">modulo1_test.py</text:span><text:span text:style-name="T28"> con las pruebas. </text:span></text:p>
        </text:list-item>
        <text:list-item>
          <text:p text:style-name="P29"><text:span text:style-name="T30">T</text:span><text:span text:style-name="T31">al y como se ha visto en clase, puede incluir en el proyecto una carpeta </text:span><text:span text:style-name="T32">doc </text:span><text:span text:style-name="T33">con la documentación solicitada. En este caso, el formato del documento podrá ser el que desee el alumno (.</text:span><text:span text:style-name="T34">txt, .html, .docx</text:span><text:span text:style-name="T35"> ...).<text:s/></text:span><text:span text:style-name="T36"><text:s/></text:span></text:p>
        </text:list-item>
      </text:list>
      <text:p text:style-name="P37">Tareas a realizar para esta primera entrega:</text:p>
      <text:p text:style-name="P38"><text:span text:style-name="T39">Lo primero es ver sobre fichero de DataSet el que he asignado a cada alumno, si alguien no aparece o desea cambiar, tiene opciones</text:span></text:p>
      <text:p text:style-name="P40"><text:span text:style-name="T41">En Eclipse:</text:span></text:p>
      <text:list text:style-name="LFO3" text:continue-numbering="true">
        <text:list-item>
          <text:p text:style-name="P42"><text:span text:style-name="T43">Crear la estructura básica del proyecto </text:span></text:p>
        </text:list-item>
        <text:list-item>
          <text:p text:style-name="P44"><text:span text:style-name="T45">Definir una tupla con nombre (</text:span><text:span text:style-name="T46">namedtuple</text:span><text:span text:style-name="T47">) para almacenar los datos.<text:s/></text:span></text:p>
        </text:list-item>
        <text:list-item>
          <text:p text:style-name="P48"><text:span text:style-name="T49">Escribir en el módulo principal una función que lea los datos del fichero y los almacene en una lista de tuplas. Escribir en el módulo de pruebas un test de esta función, visualizando en pantalla el número total de registros leídos, y los 5 primeros registros. Para la conversión de datos leídos desde un fichero tenéis también un Notebook disponible en la carpeta </text:span><text:span text:style-name="T50">Proyectos entregables.</text:span></text:p>
        </text:list-item>
        <text:list-item>
          <text:p text:style-name="P51"><text:span text:style-name="T52">Cumplimentar</text:span><text:span text:style-name="T53"><text:s/>el documento de la carpeta </text:span><text:span text:style-name="T54">doc </text:span><text:span text:style-name="T55">con los datos personales, la estructura del proyecto, la descripción de las columnas seleccionadas del dataset y las funciones implementadas (en esta primera entrega solo será la función de lectura)</text:span></text:p>
        </text:list-item>
        <text:list-item>
          <text:p text:style-name="P56">Lo más importante, por esta vez, es entregar lo que se haya podido trabajar</text:p>
        </text:list-item>
      </text:list>
      <text:p text:style-name="Normal">La forma de entrega será por una tarea que habilite o por correo electrónico a mariaro@us.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a</meta:initial-creator>
    <dc:creator> </dc:creator>
    <meta:creation-date>2021-10-25T18:38:00Z</meta:creation-date>
    <dc:date>2021-10-25T19:34:00Z</dc:date>
    <meta:template xlink:href="Normal" xlink:type="simple"/>
    <meta:editing-cycles>5</meta:editing-cycles>
    <meta:editing-duration>PT3360S</meta:editing-duration>
    <meta:document-statistic meta:page-count="1" meta:paragraph-count="3" meta:word-count="265" meta:character-count="1721" meta:row-count="12" meta:non-whitespace-character-count="1459"/>
  </office:meta>
</office:document-meta>
</file>